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a242" officeooo:paragraph-rsid="0011a242"/>
    </style:style>
    <style:style style:name="P2" style:family="paragraph" style:parent-style-name="Standard">
      <style:text-properties fo:font-size="16pt" fo:font-weight="bold" officeooo:rsid="0011a242" officeooo:paragraph-rsid="0011a242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11a242" officeooo:paragraph-rsid="0011a242" style:font-weight-asian="bold" style:font-weight-complex="bold"/>
    </style:style>
    <style:style style:name="P4" style:family="paragraph" style:parent-style-name="Standard" style:list-style-name="L1">
      <style:text-properties officeooo:rsid="0012ced0" officeooo:paragraph-rsid="0012ced0"/>
    </style:style>
    <style:style style:name="P5" style:family="paragraph" style:parent-style-name="Standard">
      <style:text-properties officeooo:rsid="0012ced0" officeooo:paragraph-rsid="0012ced0"/>
    </style:style>
    <style:style style:name="P6" style:family="paragraph" style:parent-style-name="Standard" style:list-style-name="L2">
      <style:text-properties officeooo:rsid="0012ced0" officeooo:paragraph-rsid="0012ced0"/>
    </style:style>
    <style:style style:name="P7" style:family="paragraph" style:parent-style-name="Standard" style:list-style-name="L2">
      <style:text-properties officeooo:rsid="0013cc8b" officeooo:paragraph-rsid="0013cc8b"/>
    </style:style>
    <style:style style:name="P8" style:family="paragraph" style:parent-style-name="Standard">
      <style:text-properties officeooo:rsid="0013cc8b" officeooo:paragraph-rsid="0013cc8b"/>
    </style:style>
    <style:style style:name="T1" style:family="text">
      <style:text-properties officeooo:rsid="0012ced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00ffff" loext:char-shading-value="0"/>
    </style:style>
    <style:style style:name="T5" style:family="text">
      <style:text-properties fo:background-color="#00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trucción de aplicación Web API en .NET</text:p>
      <text:p text:style-name="P1"/>
      <text:p text:style-name="P3">Resumen</text:p>
      <text:p text:style-name="P1"/>
      <text:p text:style-name="P1">En esta oportunidad vamos a construir una aplicación WebAPI en .Net. <text:s/><text:span text:style-name="T1">La aplicación es sencilla. La usaremos para dar mantenimiento a una tabla de clientes. Las caracteristicas son las que siguen:</text:span></text:p>
      <text:p text:style-name="P1"/>
      <text:list xml:id="list6889875566746494783" text:style-name="L1">
        <text:list-item>
          <text:p text:style-name="P4">Utilizaremos 2 capas: Controllers y Repositories</text:p>
        </text:list-item>
        <text:list-item>
          <text:p text:style-name="P4">Usaremos DTO para representar los requests</text:p>
        </text:list-item>
        <text:list-item>
          <text:p text:style-name="P4">Usaremos Automapper para relacionar el modelo con los DTOs</text:p>
        </text:list-item>
        <text:list-item>
          <text:p text:style-name="P4">Usaremos como base de datos SQL Server</text:p>
        </text:list-item>
        <text:list-item>
          <text:p text:style-name="P4">Usaremos Entity Framework como ORM</text:p>
        </text:list-item>
        <text:list-item>
          <text:p text:style-name="P4">Las apis seran expuestas como servicios Rest usando el protocolo HTTPs</text:p>
        </text:list-item>
      </text:list>
      <text:p text:style-name="P5"/>
      <text:p text:style-name="P5">A nivel de entidades dispondremos de las entidades:</text:p>
      <text:p text:style-name="P5"/>
      <text:list xml:id="list3833510771519097568" text:style-name="L2">
        <text:list-item>
          <text:p text:style-name="P6"><text:span text:style-name="T3">Clientes</text:span>: Id, <text:span text:style-name="T5">TipoDocumento</text:span>, NumeroDocumento, Apellido, Nombre, FechaNacimiento, Sexo, <text:span text:style-name="T5">Profesion</text:span>, <text:span text:style-name="T5">Nacionalidad</text:span></text:p>
        </text:list-item>
        <text:list-item>
          <text:p text:style-name="P7"><text:span text:style-name="T3">TipoDocumento</text:span>: Id, DescripcionTipo</text:p>
        </text:list-item>
        <text:list-item>
          <text:p text:style-name="P7"><text:span text:style-name="T3">Profesion</text:span>: Id, DescripcionProfesion</text:p>
        </text:list-item>
        <text:list-item>
          <text:p text:style-name="P7"><text:span text:style-name="T3">Nacionalidad</text:span>: Id, DescripcionNacionalidad</text:p>
        </text:list-item>
      </text:list>
      <text:p text:style-name="P8"/>
      <text:list xml:id="list171113870006563" text:continue-numbering="true" text:style-name="L2">
        <text:list-item>
          <text:p text:style-name="P7"><text:span text:style-name="T3">Domicilio</text:span>: Id, Calle, Numero, Piso, Departamento, <text:span text:style-name="T5">Localidad</text:span>, <text:span text:style-name="T5">Provincia</text:span>, Postal, <text:span text:style-name="T5">Cliente</text:span></text:p>
        </text:list-item>
        <text:list-item>
          <text:p text:style-name="P7"><text:span text:style-name="T3">Localidad</text:span>: Id, DescripcionLocalidad</text:p>
        </text:list-item>
        <text:list-item>
          <text:p text:style-name="P7"><text:span text:style-name="T3">Provincia</text:span>: Id, DescripcionProvincia</text:p>
        </text:list-item>
      </text:list>
      <text:p text:style-name="P8"/>
      <text:p text:style-name="P8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5T16:35:20.351000000</meta:creation-date>
    <dc:date>2024-09-25T17:11:12.323000000</dc:date>
    <meta:editing-duration>PT4M51S</meta:editing-duration>
    <meta:editing-cycles>1</meta:editing-cycles>
    <meta:document-statistic meta:table-count="0" meta:image-count="0" meta:object-count="0" meta:page-count="1" meta:paragraph-count="17" meta:word-count="139" meta:character-count="976" meta:non-whitespace-character-count="866"/>
    <meta:generator>LibreOffice/5.2.7.2$Windows_x86 LibreOffice_project/2b7f1e640c46ceb28adf43ee075a6e8b8439ed10</meta:generator>
  </office:meta>
</office:document-meta>
</file>